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e181e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0283cb" officeooo:paragraph-rsid="000283cb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officeooo:rsid="0018f016" officeooo:paragraph-rsid="0018f016" style:font-size-asian="31.5pt" style:font-style-asian="italic" style:font-weight-asian="bold" style:font-size-complex="36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6pt" fo:font-style="italic" style:text-underline-style="none" fo:font-weight="bold" officeooo:rsid="0018f016" officeooo:paragraph-rsid="0018f016" style:font-size-asian="31.5pt" style:font-style-asian="italic" style:font-weight-asian="bold" style:font-size-complex="36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0283cb" officeooo:paragraph-rsid="001d0f0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19f4b6" officeooo:paragraph-rsid="0019f4b6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0283c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0283cb" officeooo:paragraph-rsid="001d26e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normal" officeooo:rsid="0019f4b6" officeooo:paragraph-rsid="0019f4b6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1c3687" fo:font-size="12pt" fo:font-style="normal" style:text-underline-style="none" fo:font-weight="bold" officeooo:rsid="002045f5" officeooo:paragraph-rsid="002045f5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5c2d91" fo:font-size="20pt" fo:font-style="italic" style:text-underline-style="none" fo:font-weight="bold" officeooo:rsid="0019f4b6" officeooo:paragraph-rsid="0019f4b6" style:font-size-asian="20pt" style:font-style-asian="italic" style:font-weight-asian="bold" style:font-size-complex="20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3d73" fo:font-size="13pt" fo:font-style="italic" style:text-underline-style="none" fo:font-weight="bold" officeooo:rsid="000283cb" officeooo:paragraph-rsid="000283cb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officeooo:rsid="0018f016"/>
    </style:style>
    <style:style style:name="T2" style:family="text">
      <style:text-properties fo:color="#1c3687"/>
    </style:style>
    <style:style style:name="T3" style:family="text">
      <style:text-properties fo:color="#1c3687" fo:font-size="12pt" fo:font-style="normal" style:text-underline-style="none" fo:font-weight="normal" officeooo:rsid="000283cb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officeooo:rsid="001d4836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CS 1405 – SOFTWARE ENGINEERING</text:p>
      <text:p text:style-name="P7">CODING QUIZ </text:p>
      <text:p text:style-name="P1">-S.Vishakan CSE-C 18 5001 196</text:p>
      <text:p text:style-name="P2"/>
      <text:p text:style-name="P3"><text:span text:style-name="T1">QUESTION 1 A:</text:span></text:p>
      <text:p text:style-name="P3"/>
      <text:p text:style-name="P5">/*HEADER FILES*/</text:p>
      <text:p text:style-name="P4"/>
      <text:p text:style-name="P4">#include &lt;stdio.h&gt;</text:p>
      <text:p text:style-name="P4"/>
      <text:p text:style-name="P5">/*MAIN FUNCTION*/</text:p>
      <text:p text:style-name="P4"/>
      <text:p text:style-name="P4">int main()</text:p>
      <text:p text:style-name="P4">{</text:p>
      <text:p text:style-name="P4"><text:s text:c="4"/>int n = 5, i, j, num = 1, gap;</text:p>
      <text:p text:style-name="P4"/>
      <text:p text:style-name="P4"><text:s text:c="4"/>gap = n - 1; <text:s text:c="3"/><text:span text:style-name="T2">//no. of spaces to be printed</text:span></text:p>
      <text:p text:style-name="P4"/>
      <text:p text:style-name="P4"><text:s text:c="4"/>for (j = 1; j &lt;= n; j++)</text:p>
      <text:p text:style-name="P4"><text:s text:c="4"/>{</text:p>
      <text:p text:style-name="P4"><text:s text:c="8"/>num = j;</text:p>
      <text:p text:style-name="P4"/>
      <text:p text:style-name="P4"><text:s text:c="8"/>for (i = 1; i &lt;= gap; i++)</text:p>
      <text:p text:style-name="P4"><text:s text:c="8"/>{ <text:s text:c="2"/><text:tab/><text:tab/><text:tab/><text:span text:style-name="T2">//printing spaces for proper format</text:span></text:p>
      <text:p text:style-name="P4"><text:s text:c="12"/>printf(" ");</text:p>
      <text:p text:style-name="P4"><text:s text:c="8"/>}</text:p>
      <text:p text:style-name="P4"/>
      <text:p text:style-name="P4"><text:s text:c="8"/>gap--; <text:s/><text:span text:style-name="T2">//for next iteration</text:span></text:p>
      <text:p text:style-name="P4"><text:s text:c="8"/></text:p>
      <text:p text:style-name="P4"><text:s text:c="7"/><text:span text:style-name="T2"><text:s/>//printing the numbers of the pattern</text:span></text:p>
      <text:p text:style-name="P4"/>
      <text:p text:style-name="P4"><text:s text:c="8"/>for (i = 1; i &lt;= j; i++)</text:p>
      <text:p text:style-name="P4"><text:s text:c="8"/>{ <text:s text:c="2"/></text:p>
      <text:p text:style-name="P4"><text:s text:c="12"/>printf("%d", num);</text:p>
      <text:p text:style-name="P4"><text:s text:c="12"/>num++;</text:p>
      <text:p text:style-name="P4"><text:s text:c="8"/>}</text:p>
      <text:p text:style-name="P4"/>
      <text:p text:style-name="P4"><text:s text:c="8"/>num-=2;</text:p>
      <text:p text:style-name="P4"/>
      <text:p text:style-name="P4"/>
      <text:p text:style-name="P4"/>
      <text:p text:style-name="P4"/>
      <text:p text:style-name="P4"/>
      <text:p text:style-name="P9"><text:soft-page-break/><text:s text:c="8"/>for (i = 1; i &lt; j; i++)</text:p>
      <text:p text:style-name="P9"><text:s text:c="8"/>{</text:p>
      <text:p text:style-name="P9"><text:s text:c="12"/>printf("%d", num);</text:p>
      <text:p text:style-name="P9"><text:s text:c="12"/>num--;</text:p>
      <text:p text:style-name="P9"><text:s text:c="8"/>}</text:p>
      <text:p text:style-name="P9"/>
      <text:p text:style-name="P9"><text:s text:c="8"/>printf("\n");</text:p>
      <text:p text:style-name="P9"><text:s text:c="4"/>}</text:p>
      <text:p text:style-name="P9"/>
      <text:p text:style-name="P9"><text:s text:c="4"/>return 0;</text:p>
      <text:p text:style-name="P9">}</text:p>
      <text:p text:style-name="P4"/>
      <text:p text:style-name="P5">/*</text:p>
      <text:p text:style-name="P5">OUTPUT:</text:p>
      <text:p text:style-name="P5"/>
      <text:p text:style-name="P5">(base) vishakan@Legion:~/Desktop$ gcc SE1.c -o s</text:p>
      <text:p text:style-name="P5">(base) vishakan@Legion:~/Desktop$ ./s</text:p>
      <text:p text:style-name="P5"><text:s text:c="8"/>1</text:p>
      <text:p text:style-name="P5"><text:s text:c="6"/>232</text:p>
      <text:p text:style-name="P5"><text:s text:c="4"/>34543</text:p>
      <text:p text:style-name="P12"><text:s text:c="2"/>4567654</text:p>
      <text:p text:style-name="P12">567898765</text:p>
      <text:p text:style-name="P5"/>
      <text:p text:style-name="P5">*/</text:p>
      <text:p text:style-name="P4"/>
      <text:p text:style-name="P4"/>
      <text:p text:style-name="P15">QUESTION 1 B - <text:span text:style-name="T5">ALGORITHM</text:span>:</text:p>
      <text:p text:style-name="P4"/>
      <text:p text:style-name="P14">Algorit<text:tab/>hm: <text:span text:style-name="T4">To print a pattern of numbers in a formatted manner</text:span> </text:p>
      <text:p text:style-name="P14">Input:<text:span text:style-name="T6"><text:tab/><text:tab/></text:span></text:p>
      <text:p text:style-name="P14">Output: </text:p>
      <text:p text:style-name="P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5">QUESTION 2:</text:p>
      <text:p text:style-name="P15"/>
      <text:p text:style-name="P13">/*HEADER FILES*/</text:p>
      <text:p text:style-name="P10"/>
      <text:p text:style-name="P10">#include &lt;stdio.h&gt;</text:p>
      <text:p text:style-name="P10">#include &lt;stdlib.h&gt;</text:p>
      <text:p text:style-name="P10"/>
      <text:p text:style-name="P10"><text:span text:style-name="T2">/*MAIN FUNCTION*</text:span>/</text:p>
      <text:p text:style-name="P10"/>
      <text:p text:style-name="P10">int main(int argc, char *argv[])</text:p>
      <text:p text:style-name="P10">{</text:p>
      <text:p text:style-name="P10"><text:s text:c="4"/>if (argc != 2)</text:p>
      <text:p text:style-name="P10"><text:s text:c="4"/>{ <text:tab/><text:tab/><text:tab/><text:tab/><text:tab/><text:tab/><text:tab/><text:span text:style-name="T2">//only 1 limit argument is needed from the user</text:span></text:p>
      <text:p text:style-name="P10"><text:s text:c="8"/>fprintf(stderr, "Error: Enter only a single positive integer argument.\n");</text:p>
      <text:p text:style-name="P10"><text:s text:c="8"/>return -1;</text:p>
      <text:p text:style-name="P10"><text:s text:c="4"/>}</text:p>
      <text:p text:style-name="P10"><text:s text:c="4"/>else</text:p>
      <text:p text:style-name="P10"><text:s text:c="4"/>{ <text:tab/><text:tab/><text:tab/><text:tab/><text:tab/><text:tab/><text:tab/><text:span text:style-name="T2">//proper arguments are entered</text:span></text:p>
      <text:p text:style-name="P10"><text:s text:c="8"/>int number = 1;</text:p>
      <text:p text:style-name="P10"><text:s text:c="8"/>int limit = atoi(argv[1]);</text:p>
      <text:p text:style-name="P10"/>
      <text:p text:style-name="P10"><text:s text:c="8"/>printf("List of Numbers from 1 to %d:\n", limit);</text:p>
      <text:p text:style-name="P10"/>
      <text:p text:style-name="P10"><text:s text:c="8"/>while (number &lt;= limit)</text:p>
      <text:p text:style-name="P10"><text:s text:c="8"/>{ <text:tab/><text:tab/><text:tab/><text:tab/><text:tab/><text:tab/><text:tab/><text:span text:style-name="T2">//printing out each number</text:span></text:p>
      <text:p text:style-name="P10"><text:s text:c="12"/>printf("%d ", number);</text:p>
      <text:p text:style-name="P10"><text:s text:c="12"/>number++;</text:p>
      <text:p text:style-name="P10"><text:s text:c="8"/>}</text:p>
      <text:p text:style-name="P10"/>
      <text:p text:style-name="P10"><text:s text:c="8"/>printf("\n");</text:p>
      <text:p text:style-name="P10"/>
      <text:p text:style-name="P10"><text:s text:c="8"/>return 0;</text:p>
      <text:p text:style-name="P10"><text:s text:c="4"/>}</text:p>
      <text:p text:style-name="P10">}</text:p>
      <text:p text:style-name="P10"/>
      <text:p text:style-name="P13">/*</text:p>
      <text:p text:style-name="P13">OUTPUT:</text:p>
      <text:p text:style-name="P13"/>
      <text:p text:style-name="P13">(base) vishakan@Legion:~/Desktop$ gcc SE2.c -o s</text:p>
      <text:p text:style-name="P13">(base) vishakan@Legion:~/Desktop$ ./s 5</text:p>
      <text:p text:style-name="P13">List of Numbers from 1 to 5:</text:p>
      <text:p text:style-name="P13">1 2 3 4 5 </text:p>
      <text:p text:style-name="P13"/>
      <text:p text:style-name="P13">*/</text:p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5">QUESTION 3:</text:p>
      <text:p text:style-name="P15"/>
      <text:p text:style-name="P13">/*HEADER FILES*/</text:p>
      <text:p text:style-name="P10"/>
      <text:p text:style-name="P10">#include &lt;stdio.h&gt;</text:p>
      <text:p text:style-name="P10"/>
      <text:p text:style-name="P13">/*FUNCTION SIGNATURES*/</text:p>
      <text:p text:style-name="P10"/>
      <text:p text:style-name="P10">int checkPrimeNumber(int number);</text:p>
      <text:p text:style-name="P10"/>
      <text:p text:style-name="P13">/*MAIN FUNCTION*/</text:p>
      <text:p text:style-name="P10"/>
      <text:p text:style-name="P10">int main(void)</text:p>
      <text:p text:style-name="P10">{</text:p>
      <text:p text:style-name="P10"><text:s text:c="4"/>int lower_limit, upper_limit, i, flag = 0;</text:p>
      <text:p text:style-name="P10"><text:s text:c="4"/>printf("\n\t\tPrime Number Checker\n");</text:p>
      <text:p text:style-name="P10"><text:s text:c="4"/>printf("\nEnter the Lower Limit: ");</text:p>
      <text:p text:style-name="P10"><text:s text:c="4"/>scanf("%d", &amp;lower_limit);</text:p>
      <text:p text:style-name="P10"><text:s text:c="4"/>printf("\nEnter the Upper Limit: ");</text:p>
      <text:p text:style-name="P10"><text:s text:c="4"/>scanf("%d", &amp;upper_limit);</text:p>
      <text:p text:style-name="P10"><text:s text:c="4"/>printf("\nList of Prime Numbers between %d and %d:\t", lower_limit, upper_limit);</text:p>
      <text:p text:style-name="P10"/>
      <text:p text:style-name="P10"><text:s text:c="4"/>for (i = lower_limit + 1; i &lt; upper_limit; ++i)</text:p>
      <text:p text:style-name="P10"><text:s text:c="4"/>{<text:tab/><text:tab/><text:tab/><text:tab/><text:tab/><text:tab/><text:tab/><text:span text:style-name="T2">//if i is a prime number, flag will be equal to 1</text:span></text:p>
      <text:p text:style-name="P10"><text:s text:c="8"/>flag = checkPrimeNumber(i);</text:p>
      <text:p text:style-name="P10"><text:s text:c="8"/>if (flag == 1)</text:p>
      <text:p text:style-name="P10"><text:s text:c="8"/>{</text:p>
      <text:p text:style-name="P10"><text:s text:c="12"/>printf("%d ", i);</text:p>
      <text:p text:style-name="P10"><text:s text:c="8"/>}</text:p>
      <text:p text:style-name="P10"><text:s text:c="4"/>}</text:p>
      <text:p text:style-name="P10"><text:s text:c="4"/>printf("\n");</text:p>
      <text:p text:style-name="P10"/>
      <text:p text:style-name="P10"><text:s text:c="4"/>return 0;</text:p>
      <text:p text:style-name="P10">}</text:p>
      <text:p text:style-name="P10"/>
      <text:p text:style-name="P13">/*FUNCTION DECLARATIONS*/</text:p>
      <text:p text:style-name="P10"/>
      <text:p text:style-name="P10">int checkPrimeNumber(int number)</text:p>
      <text:p text:style-name="P10">{<text:tab/><text:tab/><text:tab/><text:tab/><text:tab/><text:tab/><text:tab/><text:span text:style-name="T2"> // user-defined function to check prime number</text:span></text:p>
      <text:p text:style-name="P10"><text:s text:c="4"/>int j = 0, flag = 1;</text:p>
      <text:p text:style-name="P10"/>
      <text:p text:style-name="P10"><text:s text:c="4"/>for (j = 2; j &lt;= number / 2; ++j)</text:p>
      <text:p text:style-name="P10"><text:s text:c="4"/>{</text:p>
      <text:p text:style-name="P10"><text:s text:c="8"/>if (number % j == 0)</text:p>
      <text:p text:style-name="P10"><text:s text:c="8"/>{ <text:tab/><text:tab/><text:tab/><text:tab/><text:tab/><text:tab/><text:tab/><text:span text:style-name="T2">//number is divisible by j</text:span></text:p>
      <text:p text:style-name="P10"><text:s text:c="12"/>flag = 0;</text:p>
      <text:p text:style-name="P10"><text:soft-page-break/><text:s text:c="12"/>break;</text:p>
      <text:p text:style-name="P10"><text:s text:c="8"/>}</text:p>
      <text:p text:style-name="P10"><text:s text:c="4"/>}</text:p>
      <text:p text:style-name="P10"><text:s text:c="4"/>return flag;</text:p>
      <text:p text:style-name="P10">}</text:p>
      <text:p text:style-name="P10"/>
      <text:p text:style-name="P13">/*</text:p>
      <text:p text:style-name="P13">OUTPUT:</text:p>
      <text:p text:style-name="P13"/>
      <text:p text:style-name="P13">(base) vishakan@Legion:~/Desktop$ gcc SE3.c -o s</text:p>
      <text:p text:style-name="P13">(base) vishakan@Legion:~/Desktop$ ./s</text:p>
      <text:p text:style-name="P13"/>
      <text:p text:style-name="P13"><text:s text:c="16"/>Prime Number Checker</text:p>
      <text:p text:style-name="P13"/>
      <text:p text:style-name="P13">Enter the Lower Limit: 1</text:p>
      <text:p text:style-name="P13"/>
      <text:p text:style-name="P13">Enter the Upper Limit: 10</text:p>
      <text:p text:style-name="P13"/>
      <text:p text:style-name="P13">List of Prime Numbers between 1 and 10: 2 3 5 7 </text:p>
      <text:p text:style-name="P13"/>
      <text:p text:style-name="P13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02:22:27.350251564</meta:creation-date>
    <dc:date>2020-03-26T16:31:02.408507855</dc:date>
    <meta:editing-duration>PT44M8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5" meta:paragraph-count="132" meta:word-count="440" meta:character-count="3012" meta:non-whitespace-character-count="2116"/>
  </office:meta>
</office:document-meta>
</file>